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-Italic" svg:font-family="Palatino-Italic" style:font-family-generic="roman"/>
    <style:font-face style:name="Palatino-Roman" svg:font-family="Palatino-Roman" style:font-family-generic="roman"/>
    <style:font-face style:name="Avenir-Book" svg:font-family="Avenir-Book" style:font-family-generic="swiss"/>
    <style:font-face style:name="FreeSans1" svg:font-family="FreeSans" style:font-family-generic="swiss"/>
    <style:font-face style:name="Wilke-Italic" svg:font-family="Wilke-Italic" style:font-family-generic="swiss"/>
    <style:font-face style:name="Wilke-Roman" svg:font-family="Wilke-Roman" style:font-family-generic="swiss"/>
    <style:font-face style:name="Rpxr" svg:font-family="Rpxr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officeooo:paragraph-rsid="0018bc57" fo:hyphenate="true"/>
    </style:style>
    <style:style style:name="P2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style:font-name="Palatino-Roman" fo:font-size="10pt" fo:language="fr" fo:country="BE" officeooo:paragraph-rsid="0018bc57" style:letter-kerning="false" style:font-size-asian="10pt" style:font-name-complex="Palatino-Roman" style:font-size-complex="10pt" fo:hyphenate="true"/>
    </style:style>
    <style:style style:name="P3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style:font-name="Palatino-Roman" fo:font-size="9pt" fo:language="fr" fo:country="BE" officeooo:paragraph-rsid="0018bc57" style:letter-kerning="false" style:font-size-asian="9pt" style:font-name-complex="Palatino-Roman" style:font-size-complex="9pt" fo:hyphenate="true"/>
    </style:style>
    <style:style style:name="P4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fo:color="#1a1a1a" style:font-name="Wilke-Roman" fo:font-size="9.5pt" fo:language="fr" fo:country="BE" officeooo:paragraph-rsid="0018bc57" style:letter-kerning="false" style:font-size-asian="9.5pt" style:font-name-complex="Wilke-Roman" style:font-size-complex="9.5pt" fo:hyphenate="true"/>
    </style:style>
    <style:style style:name="P5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fo:color="#1a1a1a" style:font-name="Wilke-Roman" fo:font-size="9.5pt" officeooo:paragraph-rsid="0018bc57" style:letter-kerning="false" style:font-size-asian="9.5pt" style:font-name-complex="Wilke-Roman" style:font-size-complex="9.5pt" fo:hyphenate="true"/>
    </style:style>
    <style:style style:name="P6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fo:color="#1a1a1a" style:font-name="Wilke-Italic" fo:font-size="9.5pt" fo:language="fr" fo:country="BE" fo:font-style="italic" officeooo:paragraph-rsid="0018bc57" style:letter-kerning="false" style:font-size-asian="9.5pt" style:font-style-asian="italic" style:font-name-complex="Wilke-Italic" style:font-size-complex="9.5pt" style:font-style-complex="italic" fo:hyphenate="true"/>
    </style:style>
    <style:style style:name="P7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style:font-name="Avenir-Book" fo:font-size="9pt" officeooo:paragraph-rsid="0018bc57" style:letter-kerning="false" style:font-size-asian="9pt" style:font-name-complex="Avenir-Book" style:font-size-complex="9pt" fo:hyphenate="true"/>
    </style:style>
    <style:style style:name="P8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style:font-name="Avenir-Book" fo:font-size="9pt" fo:language="fr" fo:country="BE" officeooo:paragraph-rsid="0018bc57" style:letter-kerning="false" style:font-size-asian="9pt" style:font-name-complex="Avenir-Book" style:font-size-complex="9pt" fo:hyphenate="true"/>
    </style:style>
    <style:style style:name="P9" style:family="paragraph" style:parent-style-name="Normal" style:master-page-name="MP0">
      <style:paragraph-properties fo:margin-top="0cm" fo:margin-bottom="0cm" style:contextual-spacing="false" fo:line-height="100%" fo:orphans="2" fo:widows="2" fo:hyphenation-ladder-count="no-limit" style:page-number="auto" fo:break-before="page" style:text-autospace="none" style:vertical-align="auto"/>
      <style:text-properties officeooo:paragraph-rsid="0018bc57" fo:hyphenate="true"/>
    </style:style>
    <style:style style:name="T1" style:family="text">
      <style:text-properties style:font-name="Avenir-Book" fo:font-size="9pt" style:letter-kerning="false" style:font-size-asian="9pt" style:font-name-complex="Avenir-Book" style:font-size-complex="9pt"/>
    </style:style>
    <style:style style:name="T2" style:family="text">
      <style:text-properties style:font-name="Avenir-Book" fo:font-size="9pt" fo:language="fr" fo:country="BE" style:letter-kerning="false" style:font-size-asian="9pt" style:font-name-complex="Avenir-Book" style:font-size-complex="9pt"/>
    </style:style>
    <style:style style:name="T3" style:family="text">
      <style:text-properties style:font-name="Palatino-Roman" fo:font-size="10pt" fo:language="fr" fo:country="BE" style:letter-kerning="false" style:font-size-asian="10pt" style:font-name-complex="Palatino-Roman" style:font-size-complex="10pt"/>
    </style:style>
    <style:style style:name="T4" style:family="text">
      <style:text-properties style:font-name="Palatino-Roman" fo:font-size="7pt" fo:language="fr" fo:country="BE" style:letter-kerning="false" style:font-size-asian="7pt" style:font-name-complex="Palatino-Roman" style:font-size-complex="7pt"/>
    </style:style>
    <style:style style:name="T5" style:family="text">
      <style:text-properties style:font-name="Palatino-Roman" fo:font-size="6pt" fo:language="fr" fo:country="BE" style:letter-kerning="false" style:font-size-asian="6pt" style:font-name-complex="Palatino-Roman" style:font-size-complex="6pt"/>
    </style:style>
    <style:style style:name="T6" style:family="text">
      <style:text-properties style:font-name="Palatino-Roman" fo:font-size="9pt" fo:language="fr" fo:country="BE" style:letter-kerning="false" style:font-size-asian="9pt" style:font-name-complex="Palatino-Roman" style:font-size-complex="9pt"/>
    </style:style>
    <style:style style:name="T7" style:family="text">
      <style:text-properties style:font-name="Palatino-Italic" fo:font-size="9pt" fo:language="fr" fo:country="BE" fo:font-style="italic" style:letter-kerning="false" style:font-size-asian="9pt" style:font-style-asian="italic" style:font-name-complex="Palatino-Italic" style:font-size-complex="9pt" style:font-style-complex="italic"/>
    </style:style>
    <style:style style:name="T8" style:family="text">
      <style:text-properties style:font-name="Rpxr" fo:font-size="9pt" fo:language="fr" fo:country="BE" style:letter-kerning="false" style:font-size-asian="9pt" style:font-name-complex="Rpxr" style:font-size-complex="9pt"/>
    </style:style>
    <style:style style:name="T9" style:family="text">
      <style:text-properties fo:color="#1a1a1a" style:font-name="Wilke-Roman" fo:font-size="9.5pt" fo:language="fr" fo:country="BE" style:letter-kerning="false" style:font-size-asian="9.5pt" style:font-name-complex="Wilke-Roman" style:font-size-complex="9.5pt"/>
    </style:style>
    <style:style style:name="T10" style:family="text">
      <style:text-properties fo:color="#1a1a1a" style:font-name="Wilke-Roman" fo:font-size="9.5pt" style:letter-kerning="false" style:font-size-asian="9.5pt" style:font-name-complex="Wilke-Roman" style:font-size-complex="9.5pt"/>
    </style:style>
    <style:style style:name="T11" style:family="text">
      <style:text-properties fo:color="#1a1a1a" style:font-name="Wilke-Italic" fo:font-size="9.5pt" fo:language="fr" fo:country="BE" fo:font-style="italic" style:letter-kerning="false" style:font-size-asian="9.5pt" style:font-style-asian="italic" style:font-name-complex="Wilke-Italic" style:font-size-complex="9.5pt" style:font-style-complex="italic"/>
    </style:style>
    <style:style style:name="T12" style:family="text">
      <style:text-properties fo:color="#1a1a1a" style:font-name="Wilke-Italic" fo:font-size="9.5pt" fo:font-style="italic" style:letter-kerning="false" style:font-size-asian="9.5pt" style:font-style-asian="italic" style:font-name-complex="Wilke-Italic" style:font-size-complex="9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efault_20_Paragraph_20_Font"><text:span text:style-name="T3">A donc été jugée illégale une autorisation reposant sur une étude d’impact qui ne faisait pas état de la présence d’une espèce, qu’elle soit ou non protégée</text:span></text:span><text:span text:style-name="Default_20_Paragraph_20_Font"><text:span text:style-name="T4">19</text:span></text:span><text:span text:style-name="Default_20_Paragraph_20_Font"><text:span text:style-name="T3">, ou qui ne donnait aucune précision sur son importance, sa répartition et sur les conséquences possiblesde l’autorisation litigieuse sur son devenir</text:span></text:span><text:span text:style-name="Default_20_Paragraph_20_Font"><text:span text:style-name="T4">20</text:span></text:span><text:span text:style-name="Default_20_Paragraph_20_Font"><text:span text:style-name="T3">.</text:span></text:span></text:p>
      <text:p text:style-name="P2"/>
      <text:p text:style-name="P1"><text:span text:style-name="Default_20_Paragraph_20_Font"><text:span text:style-name="T5">20 </text:span></text:span><text:span text:style-name="Default_20_Paragraph_20_Font"><text:span text:style-name="T6">Trib. adm. Amiens, 20 novembre 1992, Assoc. Aisne-Environnement, </text:span></text:span><text:span text:style-name="Default_20_Paragraph_20_Font"><text:span text:style-name="T7">Revue juridique de l’environnement </text:span></text:span><text:span text:style-name="Default_20_Paragraph_20_Font"><text:span text:style-name="T6">1993</text:span></text:span><text:span text:style-name="Default_20_Paragraph_20_Font"><text:span text:style-name="T8">/</text:span></text:span><text:span text:style-name="Default_20_Paragraph_20_Font"><text:span text:style-name="T6">4, p. 577.</text:span></text:span></text:p>
      <text:p text:style-name="P3"/>
      <text:p text:style-name="P3"/>
      <text:p text:style-name="P4">Pour déterminer le niveau de compensation,</text:p>
      <text:p text:style-name="P4">tout repose sur la notion d’équivalence</text:p>
      <text:p text:style-name="P1"><text:span text:style-name="Default_20_Paragraph_20_Font"><text:span text:style-name="T9">écologique. </text:span></text:span><text:span text:style-name="Default_20_Paragraph_20_Font"><text:span text:style-name="T11">« Nous avons très peu</text:span></text:span></text:p>
      <text:p text:style-name="P1"><text:span text:style-name="Default_20_Paragraph_20_Font"><text:span text:style-name="T11">de retour d’expérience, </text:span></text:span><text:span text:style-name="Default_20_Paragraph_20_Font"><text:span text:style-name="T9">avoue Anne</text:span></text:span></text:p>
      <text:p text:style-name="P1"><text:span text:style-name="Default_20_Paragraph_20_Font"><text:span text:style-name="T9">Gerrero. </text:span></text:span><text:span text:style-name="Default_20_Paragraph_20_Font"><text:span text:style-name="T11">Les ratios s’expriment souvent</text:span></text:span></text:p>
      <text:p text:style-name="P6">en surface, pouvant varier de un pour</text:p>
      <text:p text:style-name="P6">deux hectares à un pour dix hectares selon</text:p>
      <text:p text:style-name="P6">les dossiers. De plus, la qualité des terres</text:p>
      <text:p text:style-name="P6">agricoles n’est jamais prise en compte. »</text:p>
      <text:p text:style-name="P6"/>
      <text:p text:style-name="P6">« Il n’y a jamais eu de consultation des</text:p>
      <text:p text:style-name="P1"><text:span text:style-name="Default_20_Paragraph_20_Font"><text:span text:style-name="T12">scientifiques », </text:span></text:span><text:span text:style-name="Default_20_Paragraph_20_Font"><text:span text:style-name="T10">déplore Marthe Lucas.</text:span></text:span></text:p>
      <text:p text:style-name="P5"/>
      <text:p text:style-name="P7">Arrêté Préfectoral de</text:p>
      <text:p text:style-name="P7">Protection de Biotope (APPB)</text:p>
      <text:p text:style-name="P7"/>
      <text:p text:style-name="P1"><text:span text:style-name="Default_20_Paragraph_20_Font"><text:span text:style-name="T2">L'équivalence écologique concerne aussi bien la compensation de la destruction ou la dégradation des habitats d'espèces, que</text:span></text:span></text:p>
      <text:p text:style-name="P8">la perturbation causée au cycle biologique de ces espèces et la rupture de la connectivité entre habitats d'espèces. Un site sur</text:p>
      <text:p text:style-name="P8">lequel sont mises en oeuvre les mesures compensatoires devrait correspondre à ce qu'apportait l'habitat impacté de l'espèce,</text:p>
      <text:p text:style-name="P8">en répondant aux exigences de son cycle biologique : par exemple, si le secteur d'alimentation de l'espèce est détruit, un</text:p>
      <text:p text:style-name="P8">nouvel espace permettant à l'espèce de s'alimenter est proposé en compensation. Suivant l'exigence de l'espèce, sa souplesse</text:p>
      <text:p text:style-name="P1"><text:span text:style-name="Default_20_Paragraph_20_Font"><text:span text:style-name="T2">adaptative et à la disponibilité d'un espace qui réponde à ses besoins, la compensation pourrait être appelée à se diversifi er et</text:span></text:span></text:p>
      <text:p text:style-name="P8">à se cumuler, afi n de couvrir tous les besoins spécifi ques.</text:p>
      <text:p text:style-name="P8"/>
      <text:p text:style-name="P8"/>
      <text:p text:style-name="P1"><text:span text:style-name="Default_20_Paragraph_20_Font"><text:span text:style-name="T1">additionnalité des mesures compensatoir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-Italic" svg:font-family="Palatino-Italic" style:font-family-generic="roman"/>
    <style:font-face style:name="Palatino-Roman" svg:font-family="Palatino-Roman" style:font-family-generic="roman"/>
    <style:font-face style:name="Avenir-Book" svg:font-family="Avenir-Book" style:font-family-generic="swiss"/>
    <style:font-face style:name="FreeSans1" svg:font-family="FreeSans" style:font-family-generic="swiss"/>
    <style:font-face style:name="Wilke-Italic" svg:font-family="Wilke-Italic" style:font-family-generic="swiss"/>
    <style:font-face style:name="Wilke-Roman" svg:font-family="Wilke-Roman" style:font-family-generic="swiss"/>
    <style:font-face style:name="Rpxr" svg:font-family="Rpxr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21:15:24.558045038</meta:creation-date>
    <dc:date>2014-08-29T21:15:38.223799557</dc:date>
    <meta:editing-duration>P0D</meta:editing-duration>
    <meta:editing-cycles>1</meta:editing-cycles>
    <meta:document-statistic meta:table-count="0" meta:image-count="0" meta:object-count="0" meta:page-count="1" meta:paragraph-count="23" meta:word-count="273" meta:character-count="1760" meta:non-whitespace-character-count="1510"/>
    <meta:generator>LibreOffice/4.2.4.2$Linux_X86_64 LibreOffice_project/420m0$Build-2</meta:generator>
  </office:meta>
</office:document-meta>
</file>